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1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25cm" fo:min-width="3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dee6ef"/>
      <style:paragraph-properties fo:text-align="center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3.6cm" svg:height="1.5cm" svg:x="8.2cm" svg:y="1cm">
          <text:p text:style-name="P1">SceneActivity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8.2cm" svg:y="4.5cm">
          <text:p text:style-name="P1">SceneAdap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6cm" svg:height="1.5cm" svg:x="5.5cm" svg:y="7.8cm">
          <text:p text:style-name="P1">Scen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6cm" svg:height="1.5cm" svg:x="10.9cm" svg:y="7.8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cm" svg:height="1.5cm" svg:x="6.6cm" svg:y="13.9cm">
          <text:p text:style-name="P1">Scen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2.9cm" svg:y="17.3cm">
          <text:p text:style-name="P1">GroupNode #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9.8cm" svg:y="17.3cm">
          <text:p text:style-name="P1">GroupNode #2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cm" svg:height="1.5cm" svg:x="1cm" svg:y="21.3cm">
          <text:p text:style-name="P1">ObjectNode #1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6cm" svg:height="1.5cm" svg:x="5.4cm" svg:y="21.3cm">
          <text:p text:style-name="P1"><text:span text:style-name="T1">ObjectNode #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6cm" svg:height="1.5cm" svg:x="9.8cm" svg:y="21.3cm">
          <text:p text:style-name="P1"><text:span text:style-name="T1">O</text:span><text:span text:style-name="T1">bj</text:span><text:span text:style-name="T1">ec</text:span><text:span text:style-name="T1">tN</text:span><text:span text:style-name="T1">od</text:span><text:span text:style-name="T1">e </text:span><text:span text:style-name="T1">#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6cm" svg:height="1.5cm" svg:x="14.3cm" svg:y="17.3cm">
          <text:p text:style-name="P1"><text:span text:style-name="T1">ObjectNode #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4cm" svg:y1="15.4cm" svg:x2="4.7cm" svg:y2="17.3cm" draw:start-shape="id1" draw:start-glue-point="2" draw:end-shape="id2" draw:end-glue-point="0" svg:d="M8400 15400c0 1425-3700 475-3700 1900" svg:viewBox="0 0 3701 1901">
          <text:p/>
        </draw:connector>
        <draw:connector draw:style-name="gr4" draw:text-style-name="P4" draw:layer="layout" draw:type="curve" svg:x1="8.4cm" svg:y1="15.4cm" svg:x2="11.6cm" svg:y2="17.3cm" draw:start-shape="id1" draw:end-shape="id3" draw:end-glue-point="0" svg:d="M8400 15400c0 1425 3200 475 3200 1900" svg:viewBox="0 0 3201 1901">
          <text:p/>
        </draw:connector>
        <draw:connector draw:style-name="gr4" draw:text-style-name="P4" draw:layer="layout" draw:type="curve" svg:x1="4.7cm" svg:y1="18.8cm" svg:x2="2.8cm" svg:y2="21.3cm" draw:start-shape="id2" draw:end-shape="id4" draw:end-glue-point="0" svg:d="M4700 18800c0 1875-1900 625-1900 2500" svg:viewBox="0 0 1901 2501">
          <text:p/>
        </draw:connector>
        <draw:connector draw:style-name="gr4" draw:text-style-name="P4" draw:layer="layout" draw:type="curve" svg:x1="4.7cm" svg:y1="18.8cm" svg:x2="7.2cm" svg:y2="21.3cm" draw:start-shape="id2" draw:end-shape="id5" draw:end-glue-point="0" svg:d="M4700 18800c0 1875 2500 625 2500 2500" svg:viewBox="0 0 2501 2501">
          <text:p/>
        </draw:connector>
        <draw:connector draw:style-name="gr4" draw:text-style-name="P4" draw:layer="layout" draw:type="curve" svg:x1="10cm" svg:y1="2.5cm" svg:x2="10cm" svg:y2="4.5cm" draw:start-shape="id6" draw:start-glue-point="2" draw:end-shape="id7" svg:d="M10000 2500v2000" svg:viewBox="0 0 1 2001">
          <text:p/>
        </draw:connector>
        <draw:connector draw:style-name="gr4" draw:text-style-name="P4" draw:layer="layout" draw:type="curve" svg:x1="8.2cm" svg:y1="5.25cm" svg:x2="7.3cm" svg:y2="7.8cm" draw:start-shape="id7" draw:start-glue-point="3" draw:end-shape="id8" draw:end-glue-point="0" svg:d="M8200 5250c-600 0-900 850-900 2550" svg:viewBox="0 0 901 2551">
          <text:p/>
        </draw:connector>
        <draw:connector draw:style-name="gr4" draw:text-style-name="P4" draw:layer="layout" draw:type="curve" svg:x1="12.7cm" svg:y1="7.8cm" svg:x2="11.8cm" svg:y2="5.25cm" draw:start-shape="id9" draw:start-glue-point="0" draw:end-shape="id7" draw:end-glue-point="1" svg:d="M12700 7800c0-1700-300-2550-900-2550" svg:viewBox="0 0 901 2551">
          <text:p/>
        </draw:connector>
        <draw:connector draw:style-name="gr4" draw:text-style-name="P4" draw:layer="layout" draw:type="curve" svg:x1="8.4cm" svg:y1="15.4cm" svg:x2="16.1cm" svg:y2="17.3cm" draw:start-shape="id1" draw:start-glue-point="2" draw:end-shape="id10" draw:end-glue-point="0" svg:d="M8400 15400c0 1425 7700 475 7700 1900" svg:viewBox="0 0 7701 1901">
          <text:p/>
        </draw:connector>
        <draw:connector draw:style-name="gr4" draw:text-style-name="P4" draw:layer="layout" draw:type="curve" svg:x1="11.6cm" svg:y1="18.8cm" svg:x2="11.6cm" svg:y2="21.3cm" draw:start-shape="id3" draw:start-glue-point="2" draw:end-shape="id11" draw:end-glue-point="0" svg:d="M11600 18800v2500" svg:viewBox="0 0 1 2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7T14:15:11.603512541</meta:creation-date>
    <dc:date>2020-05-17T15:00:02.458511145</dc:date>
    <meta:editing-duration>PT2M50S</meta:editing-duration>
    <meta:editing-cycles>1</meta:editing-cycles>
    <meta:document-statistic meta:object-count="20"/>
    <meta:generator>LibreOffice/6.3.5.2$Linux_X86_64 LibreOffice_project/30$Build-2</meta:generator>
  </office:meta>
</office:document-meta>
</file>